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adornments="Regular" style:font-family-generic="swiss" style:font-pitch="fixed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9"/>
    <style:style style:name="ce4" style:family="table-cell" style:parent-style-name="Default" style:data-style-name="N1"/>
    <style:style style:name="ce2" style:family="table-cell" style:parent-style-name="Default" style:data-style-name="N2"/>
    <style:style style:name="ce9" style:family="table-cell" style:parent-style-name="Default">
      <style:table-cell-properties fo:background-color="#ffffff"/>
      <style:text-properties style:font-name="Consolas1" fo:font-size="10pt" fo:font-weight="normal"/>
    </style:style>
    <style:style style:name="ce10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1" fo:font-size="10pt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1" fo:font-size="10pt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1" fo:font-size="10pt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1" fo:font-size="10pt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1" fo:font-size="10pt" fo:font-weight="normal"/>
    </style:style>
    <style:style style:name="ce28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1" fo:font-size="10pt" fo:font-weight="normal"/>
    </style:style>
    <style:style style:name="ce29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1" fo:font-size="10pt" fo:font-weight="normal"/>
    </style:style>
    <style:style style:name="ce32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1" fo:font-size="10pt" fo:font-weight="normal"/>
    </style:style>
    <style:style style:name="ce33" style:family="table-cell" style:parent-style-name="Default">
      <style:table-cell-properties fo:background-color="#e6e905"/>
      <style:text-properties style:font-name="Consolas1" fo:font-size="10pt" fo:font-weight="normal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" fo:font-size="10pt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" fo:font-size="10pt" fo:font-weight="normal"/>
    </style:style>
    <style:style style:name="ce36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" fo:font-size="10pt" fo:font-weight="normal"/>
    </style:style>
    <style:style style:name="ce3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43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44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45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" fo:font-size="10pt" fo:font-weight="normal"/>
    </style:style>
    <style:style style:name="ce4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" fo:font-size="10pt" fo:font-weight="normal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" fo:font-size="10pt" fo:font-weight="normal"/>
    </style:style>
    <style:style style:name="ce49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" fo:font-size="10pt" fo:font-weight="normal"/>
    </style:style>
    <style:style style:name="ce50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" fo:font-size="10pt" fo:font-weight="normal"/>
    </style:style>
    <style:style style:name="ce51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" fo:font-size="10pt" fo:font-weight="normal"/>
    </style:style>
    <style:style style:name="ce52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53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" fo:font-size="10pt" fo:font-weight="normal"/>
    </style:style>
    <style:style style:name="ce54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" fo:font-size="10pt" fo:font-weight="normal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" fo:font-size="10pt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" fo:font-size="10pt" fo:font-weight="normal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" fo:font-size="10pt" fo:font-weight="normal"/>
    </style:style>
    <style:style style:name="ce64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" fo:font-size="10pt" fo:font-weight="normal"/>
    </style:style>
    <style:style style:name="ce65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" fo:font-size="10pt" fo:font-weight="normal"/>
    </style:style>
    <style:style style:name="ce66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" fo:font-size="10pt" fo:font-weight="normal"/>
    </style:style>
    <style:style style:name="ce67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" fo:font-size="10pt" fo:font-weight="normal"/>
    </style:style>
    <style:style style:name="ce6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" fo:font-size="10pt" fo:font-weight="normal"/>
    </style:style>
    <style:style style:name="ce69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" fo:font-size="10pt" fo:font-weight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453in" svg:height="2.6961in" svg:x="1.1992in" svg:y="3.1827in">
            <draw:object draw:notify-on-update-of-ranges="Sheet1.B11:Sheet1.G11 Sheet1.B12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alar (GCC -O3)</text:p>
          </table:table-cell>
          <table:table-cell office:value-type="float" office:value="2712" calcext:value-type="float">
            <text:p>2712</text:p>
          </table:table-cell>
          <table:table-cell table:style-name="ce1" table:formula="of:=[.C$6]/[.C6]" office:value-type="float" office:value="1" calcext:value-type="float">
            <text:p>1.0</text:p>
          </table:table-cell>
          <table:table-cell table:style-name="ce1"/>
          <table:table-cell office:value-type="float" office:value="4740" calcext:value-type="float">
            <text:p>47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-vec (Clang -O2)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7]" office:value-type="float" office:value="10.1954887218045" calcext:value-type="float">
            <text:p>10.2</text:p>
          </table:table-cell>
          <table:table-cell table:style-name="ce1"/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-vec (static)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8]" office:value-type="float" office:value="10.1954887218045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float" office:value="266" calcext:value-type="float">
            <text:p>266</text:p>
          </table:table-cell>
          <table:table-cell table:style-name="ce1" table:formula="of:=[.C$6]/[.C9]" office:value-type="float" office:value="10.1954887218045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9]" office:value-type="string" office:string-value="optimal" calcext:value-type="string">
            <text:p>optimal</text:p>
          </table:table-cell>
          <table:table-cell table:formula="of:=[.B8]" office:value-type="string" office:string-value="auto-vec (static)" calcext:value-type="string">
            <text:p>auto-vec (static)</text:p>
          </table:table-cell>
          <table:table-cell table:formula="of:=[.B7]" office:value-type="string" office:string-value="auto-vec (Clang -O2)" calcext:value-type="string">
            <text:p>auto-vec (Clang -O2)</text:p>
          </table:table-cell>
          <table:table-cell office:value-type="string" calcext:value-type="string">
            <text:p>auto-vec (GCC -O2)</text:p>
          </table:table-cell>
          <table:table-cell table:formula="of:=[.B6]" office:value-type="string" office:string-value="scalar (GCC -O3)" calcext:value-type="string">
            <text:p>scalar (GCC -O3)</text:p>
          </table:table-cell>
          <table:table-cell office:value-type="string" calcext:value-type="string">
            <text:p>scalar (GCC -O2)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D9]" office:value-type="float" office:value="10.1954887218045" calcext:value-type="float">
            <text:p>10.2</text:p>
          </table:table-cell>
          <table:table-cell table:style-name="ce1" table:formula="of:=[.D8]" office:value-type="float" office:value="10.1954887218045" calcext:value-type="float">
            <text:p>10.2</text:p>
          </table:table-cell>
          <table:table-cell table:style-name="ce1" table:formula="of:=[.D7]" office:value-type="float" office:value="10.1954887218045" calcext:value-type="float">
            <text:p>10.2</text:p>
          </table:table-cell>
          <table:table-cell table:style-name="ce1" table:formula="of:=[.C6]/462" office:value-type="float" office:value="5.87012987012987" calcext:value-type="float">
            <text:p>5.9</text:p>
          </table:table-cell>
          <table:table-cell table:style-name="ce1" table:formula="of:=[.D6]" office:value-type="float" office:value="1" calcext:value-type="float">
            <text:p>1.0</text:p>
          </table:table-cell>
          <table:table-cell table:style-name="ce2" table:formula="of:=[.C6]/[.F6]" office:value-type="float" office:value="0.572151898734177" calcext:value-type="float">
            <text:p>0.57</text:p>
          </table:table-cell>
          <table:table-cell table:formula="of:=LOG([.D12])/LOG([.B12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/>
          <table:table-cell office:value-type="float" office:value="87.9" calcext:value-type="float">
            <text:p>87.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-vec (GCC)</text:p>
          </table:table-cell>
          <table:table-cell office:value-type="string" calcext:value-type="string">
            <text:p>auto-vec (Clang)</text:p>
          </table:table-cell>
          <table:table-cell office:value-type="string" calcext:value-type="string">
            <text:p>scalar (-O3)</text:p>
          </table:table-cell>
          <table:table-cell office:value-type="string" calcext:value-type="string">
            <text:p>scalar (-O2)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39]/6" office:value-type="float" office:value="14.65" calcext:value-type="float">
            <text:p>14.7</text:p>
          </table:table-cell>
          <table:table-cell table:style-name="ce1" table:formula="of:=[.B39]/7.3" office:value-type="float" office:value="12.041095890411" calcext:value-type="float">
            <text:p>12.0</text:p>
          </table:table-cell>
          <table:table-cell table:style-name="ce1" table:formula="of:=[.B39]/13.6" office:value-type="float" office:value="6.46323529411765" calcext:value-type="float">
            <text:p>6.5</text:p>
          </table:table-cell>
          <table:table-cell table:style-name="ce1" table:formula="of:=[.B39]/14" office:value-type="float" office:value="6.27857142857143" calcext:value-type="float">
            <text:p>6.3</text:p>
          </table:table-cell>
          <table:table-cell table:style-name="ce1" table:formula="of:=[.B39]/[.B39]" office:value-type="float" office:value="1" calcext:value-type="float">
            <text:p>1.0</text:p>
          </table:table-cell>
          <table:table-cell table:style-name="ce1" table:formula="of:=85.7/[.B39]" office:value-type="float" office:value="0.974971558589306" calcext:value-type="float">
            <text:p>1.0</text:p>
          </table:table-cell>
          <table:table-cell table:formula="of:=LOG([.D42])/LOG([.B42])" office:value-type="float" office:value="0.695165389707651" calcext:value-type="float">
            <text:p>0.695165389707651</text:p>
          </table:table-cell>
          <table:table-cell table:formula="of:=LOG([.D42])/LOG([.C42])" office:value-type="float" office:value="0.749954153724881" calcext:value-type="float">
            <text:p>0.749954153724881</text:p>
          </table:table-cell>
          <table:table-cell table:formula="of:=LOG([.C42])/LOG([.B42])" office:value-type="float" office:value="0.926943848840486" calcext:value-type="float">
            <text:p>0.92694384884048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5.3453in" svg:height="2.6961in" svg:x="0.8772in" svg:y="0.1016in">
              <draw:object draw:notify-on-update-of-ranges="Sheet1.B41:Sheet1.G41 Sheet1.B42:Sheet1.G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793" calcext:value-type="float">
            <text:p>107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vectorize outer (GCC)</text:p>
          </table:table-cell>
          <table:table-cell office:value-type="string" calcext:value-type="string">
            <text:p>vectorize inner (GCC)</text:p>
          </table:table-cell>
          <table:table-cell office:value-type="string" calcext:value-type="string">
            <text:p>auto-vec (GGC)</text:p>
          </table:table-cell>
          <table:table-cell office:value-type="string" calcext:value-type="string">
            <text:p>scalar (Clang)</text:p>
          </table:table-cell>
          <table:table-cell office:value-type="string" calcext:value-type="string">
            <text:p>scalar (GC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=5</text:p>
          </table:table-cell>
          <table:table-cell table:style-name="ce4" table:formula="of:=[.B64]/5" office:value-type="float" office:value="123" calcext:value-type="float">
            <text:p>123</text:p>
          </table:table-cell>
          <table:table-cell table:style-name="ce4" table:formula="of:=[.B64]/9.4" office:value-type="float" office:value="65.4255319148936" calcext:value-type="float">
            <text:p>65</text:p>
          </table:table-cell>
          <table:table-cell table:style-name="ce1" table:formula="of:=[.B64]/106" office:value-type="float" office:value="5.80188679245283" calcext:value-type="float">
            <text:p>5.8</text:p>
          </table:table-cell>
          <table:table-cell table:style-name="ce1" table:formula="of:=[.B64]/662" office:value-type="float" office:value="0.929003021148036" calcext:value-type="float">
            <text:p>0.9</text:p>
          </table:table-cell>
          <table:table-cell table:style-name="ce1" table:formula="of:=[.B64]/387" office:value-type="float" office:value="1.58914728682171" calcext:value-type="float">
            <text:p>1.6</text:p>
          </table:table-cell>
          <table:table-cell table:style-name="ce1" table:formula="of:=[.B64]/[.B64]" office:value-type="float" office:value="1" calcext:value-type="float">
            <text:p>1.0</text:p>
          </table:table-cell>
          <table:table-cell table:formula="of:=LOG([.E67])/LOG([.B67])" office:value-type="float" office:value="-0.0153035051635696" calcext:value-type="float">
            <text:p>-0.0153035051635696</text:p>
          </table:table-cell>
          <table:table-cell table:formula="of:=LOG([.E67])/LOG([.K67])" office:value-type="float" office:value="-0.01356637101338" calcext:value-type="float">
            <text:p>-0.01356637101338</text:p>
          </table:table-cell>
          <table:table-cell/>
          <table:table-cell table:formula="of:=[.B64]/2.7" office:value-type="float" office:value="227.777777777778" calcext:value-type="float">
            <text:p>227.777777777778</text:p>
          </table:table-cell>
        </table:table-row>
        <table:table-row table:style-name="ro1">
          <table:table-cell office:value-type="string" calcext:value-type="string">
            <text:p>Len=160</text:p>
          </table:table-cell>
          <table:table-cell table:style-name="ce4" table:formula="of:=[.B65]/160" office:value-type="float" office:value="67.45625" calcext:value-type="float">
            <text:p>67</text:p>
          </table:table-cell>
          <table:table-cell table:style-name="ce4" table:formula="of:=[.B65]/211" office:value-type="float" office:value="51.1516587677725" calcext:value-type="float">
            <text:p>51</text:p>
          </table:table-cell>
          <table:table-cell table:style-name="ce4" table:formula="of:=[.B65]/449" office:value-type="float" office:value="24.0378619153675" calcext:value-type="float">
            <text:p>24</text:p>
          </table:table-cell>
          <table:table-cell table:style-name="ce1" table:formula="of:=[.B65]/2823" office:value-type="float" office:value="3.82323769040028" calcext:value-type="float">
            <text:p>3.8</text:p>
          </table:table-cell>
          <table:table-cell table:style-name="ce1" table:formula="of:=[.B65]/10505" office:value-type="float" office:value="1.02741551642075" calcext:value-type="float">
            <text:p>1.0</text:p>
          </table:table-cell>
          <table:table-cell table:style-name="ce1" table:formula="of:=[.B65]/[.B65]" office:value-type="float" office:value="1" calcext:value-type="float">
            <text:p>1.0</text:p>
          </table:table-cell>
          <table:table-cell table:formula="of:=LOG([.E68])/LOG([.B68])" office:value-type="float" office:value="0.318438617473022" calcext:value-type="float">
            <text:p>0.318438617473022</text:p>
          </table:table-cell>
          <table:table-cell table:formula="of:=LOG([.E68])/LOG([.K68])" office:value-type="float" office:value="0.172320538276404" calcext:value-type="float">
            <text:p>0.172320538276404</text:p>
          </table:table-cell>
          <table:table-cell/>
          <table:table-cell table:formula="of:=[.B65]/4.5" office:value-type="float" office:value="2398.44444444444" calcext:value-type="float">
            <text:p>2398.44444444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2" draw:style-name="gr1" draw:text-style-name="P1" svg:width="5.3453in" svg:height="2.6961in" svg:x="0.0063in" svg:y="0.0055in">
              <draw:object draw:notify-on-update-of-ranges="Sheet1.B66:Sheet1.G66 Sheet1.B67:Sheet1.G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>
            <draw:frame draw:z-index="3" draw:style-name="gr1" draw:text-style-name="P1" svg:width="5.3453in" svg:height="2.6961in" svg:x="0.8831in" svg:y="0.0232in">
              <draw:object draw:notify-on-update-of-ranges="Sheet1.B66:Sheet1.G66 Sheet1.B68:Sheet1.G6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-vec (Clang -O3)</text:p>
          </table:table-cell>
          <table:table-cell office:value-type="string" calcext:value-type="string">
            <text:p>scalar (Clang -O2)</text:p>
          </table:table-cell>
          <table:table-cell office:value-type="string" calcext:value-type="string">
            <text:p>scalar (GCC -O3)</text:p>
          </table:table-cell>
          <table:table-cell office:value-type="string" calcext:value-type="string">
            <text:p>scalar (GCC -O2)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B107]/3" office:value-type="float" office:value="16.1333333333333" calcext:value-type="float">
            <text:p>16</text:p>
          </table:table-cell>
          <table:table-cell table:style-name="ce4" table:formula="of:=[.B107]/3" office:value-type="float" office:value="16.1333333333333" calcext:value-type="float">
            <text:p>16</text:p>
          </table:table-cell>
          <table:table-cell table:style-name="ce1" table:formula="of:=[.B107]/32.9" office:value-type="float" office:value="1.47112462006079" calcext:value-type="float">
            <text:p>1.5</text:p>
          </table:table-cell>
          <table:table-cell table:style-name="ce1" table:formula="of:=[.B107]/34" office:value-type="float" office:value="1.42352941176471" calcext:value-type="float">
            <text:p>1.4</text:p>
          </table:table-cell>
          <table:table-cell table:style-name="ce1" table:formula="of:=[.B107]/[.B107]" office:value-type="float" office:value="1" calcext:value-type="float">
            <text:p>1.0</text:p>
          </table:table-cell>
          <table:table-cell table:style-name="ce1" table:formula="of:=[.B107]/48.7" office:value-type="float" office:value="0.993839835728953" calcext:value-type="float">
            <text:p>1.0</text:p>
          </table:table-cell>
          <table:table-cell table:formula="of:=LOG([.E110])/LOG([.B110])" office:value-type="float" office:value="0.126987979889446" calcext:value-type="float">
            <text:p>0.126987979889446</text:p>
          </table:table-cell>
          <table:table-cell table:formula="of:=LOG([.E110])/LOG([.K110])" office:value-type="float" office:value="0.10907285633103" calcext:value-type="float">
            <text:p>0.10907285633103</text:p>
          </table:table-cell>
          <table:table-cell/>
          <table:table-cell table:formula="of:=[.B107]/1.9" office:value-type="float" office:value="25.4736842105263" calcext:value-type="float">
            <text:p>25.473684210526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4" draw:style-name="gr1" draw:text-style-name="P1" svg:width="5.3453in" svg:height="2.6961in" svg:x="0.0776in" svg:y="0.0122in">
              <draw:object draw:notify-on-update-of-ranges="Sheet1.B109:Sheet1.G109 Sheet1.B110:Sheet1.G1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trixFixture/mult_scalar</text:p>
          </table:table-cell>
          <table:table-cell office:value-type="float" office:value="1185" calcext:value-type="float">
            <text:p>1185</text:p>
          </table:table-cell>
          <table:table-cell office:value-type="float" office:value="628" calcext:value-type="float">
            <text:p>628</text:p>
          </table:table-cell>
          <table:table-cell office:value-type="float" office:value="680" calcext:value-type="float">
            <text:p>68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gbFixture/rgb2gray_scalar</text:p>
          </table:table-cell>
          <table:table-cell office:value-type="float" office:value="11249" calcext:value-type="float">
            <text:p>11249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1" calcext:value-type="float">
            <text:p>11251</text:p>
          </table:table-cell>
          <table:table-cell office:value-type="float" office:value="11236" calcext:value-type="float">
            <text:p>112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scalar</text:p>
          </table:table-cell>
          <table:table-cell office:value-type="float" office:value="67032" calcext:value-type="float">
            <text:p>67032</text:p>
          </table:table-cell>
          <table:table-cell office:value-type="float" office:value="54717" calcext:value-type="float">
            <text:p>54717</text:p>
          </table:table-cell>
          <table:table-cell office:value-type="float" office:value="78701" calcext:value-type="float">
            <text:p>78701</text:p>
          </table:table-cell>
          <table:table-cell office:value-type="float" office:value="49517" calcext:value-type="float">
            <text:p>49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scalar_long</text:p>
          </table:table-cell>
          <table:table-cell office:value-type="float" office:value="1383972" calcext:value-type="float">
            <text:p>1383972</text:p>
          </table:table-cell>
          <table:table-cell office:value-type="float" office:value="1349550" calcext:value-type="float">
            <text:p>1349550</text:p>
          </table:table-cell>
          <table:table-cell office:value-type="float" office:value="1381523" calcext:value-type="float">
            <text:p>1381523</text:p>
          </table:table-cell>
          <table:table-cell office:value-type="float" office:value="1344718" calcext:value-type="float">
            <text:p>1344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scalar</text:p>
          </table:table-cell>
          <table:table-cell office:value-type="float" office:value="3115" calcext:value-type="float">
            <text:p>3115</text:p>
          </table:table-cell>
          <table:table-cell office:value-type="float" office:value="2180" calcext:value-type="float">
            <text:p>2180</text:p>
          </table:table-cell>
          <table:table-cell office:value-type="float" office:value="3117" calcext:value-type="float">
            <text:p>3117</text:p>
          </table:table-cell>
          <table:table-cell office:value-type="float" office:value="2218" calcext:value-type="float">
            <text:p>22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auto</text:p>
          </table:table-cell>
          <table:table-cell office:value-type="float" office:value="118" calcext:value-type="float">
            <text:p>118</text:p>
          </table:table-cell>
          <table:table-cell office:value-type="float" office:value="66.6" calcext:value-type="float">
            <text:p>66.6</text:p>
          </table:table-cell>
          <table:table-cell office:value-type="float" office:value="110" calcext:value-type="float">
            <text:p>110</text:p>
          </table:table-cell>
          <table:table-cell office:value-type="float" office:value="66.6" calcext:value-type="float">
            <text:p>66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static</text:p>
          </table:table-cell>
          <table:table-cell office:value-type="float" office:value="117" calcext:value-type="float">
            <text:p>117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xFixture/mult_opt</text:p>
          </table:table-cell>
          <table:table-cell table:number-columns-repeated="4" office:value-type="float" office:value="67.2" calcext:value-type="float">
            <text:p>67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gbFixture/rgb2gray_auto</text:p>
          </table:table-cell>
          <table:table-cell office:value-type="float" office:value="1722" calcext:value-type="float">
            <text:p>1722</text:p>
          </table:table-cell>
          <table:table-cell office:value-type="float" office:value="1795" calcext:value-type="float">
            <text:p>1795</text:p>
          </table:table-cell>
          <table:table-cell office:value-type="float" office:value="1738" calcext:value-type="float">
            <text:p>1738</text:p>
          </table:table-cell>
          <table:table-cell office:value-type="float" office:value="1796" calcext:value-type="float">
            <text:p>179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gbFixture/rgb2gray_opt</text:p>
          </table:table-cell>
          <table:table-cell office:value-type="float" office:value="929" calcext:value-type="float">
            <text:p>929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uto</text:p>
          </table:table-cell>
          <table:table-cell office:value-type="float" office:value="71487" calcext:value-type="float">
            <text:p>71487</text:p>
          </table:table-cell>
          <table:table-cell office:value-type="float" office:value="54293" calcext:value-type="float">
            <text:p>54293</text:p>
          </table:table-cell>
          <table:table-cell office:value-type="float" office:value="86965" calcext:value-type="float">
            <text:p>86965</text:p>
          </table:table-cell>
          <table:table-cell office:value-type="float" office:value="48809" calcext:value-type="float">
            <text:p>488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uto_long</text:p>
          </table:table-cell>
          <table:table-cell office:value-type="float" office:value="1381156" calcext:value-type="float">
            <text:p>1381156</text:p>
          </table:table-cell>
          <table:table-cell office:value-type="float" office:value="1341504" calcext:value-type="float">
            <text:p>1341504</text:p>
          </table:table-cell>
          <table:table-cell office:value-type="float" office:value="361371" calcext:value-type="float">
            <text:p>361371</text:p>
          </table:table-cell>
          <table:table-cell office:value-type="float" office:value="1339216" calcext:value-type="float">
            <text:p>13392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inner</text:p>
          </table:table-cell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inner_long</text:p>
          </table:table-cell>
          <table:table-cell office:value-type="float" office:value="50498" calcext:value-type="float">
            <text:p>50498</text:p>
          </table:table-cell>
          <table:table-cell office:value-type="float" office:value="55712" calcext:value-type="float">
            <text:p>55712</text:p>
          </table:table-cell>
          <table:table-cell office:value-type="float" office:value="57480" calcext:value-type="float">
            <text:p>57480</text:p>
          </table:table-cell>
          <table:table-cell office:value-type="float" office:value="55688" calcext:value-type="float">
            <text:p>55688</text:p>
          </table:table-cell>
          <table:table-cell/>
          <table:table-cell office:value-type="string" calcext:value-type="string">
            <text:p>FindFixture/find_inner</text:p>
          </table:table-cell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FindFixture/find_opt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_long</text:p>
          </table:table-cell>
          <table:table-cell office:value-type="float" office:value="27089" calcext:value-type="float">
            <text:p>27089</text:p>
          </table:table-cell>
          <table:table-cell office:value-type="float" office:value="41015" calcext:value-type="float">
            <text:p>41015</text:p>
          </table:table-cell>
          <table:table-cell office:value-type="float" office:value="27083" calcext:value-type="float">
            <text:p>27083</text:p>
          </table:table-cell>
          <table:table-cell office:value-type="float" office:value="41002" calcext:value-type="float">
            <text:p>41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dFixture/find_avx512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auto</text:p>
          </table:table-cell>
          <table:table-cell office:value-type="float" office:value="3102" calcext:value-type="float">
            <text:p>3102</text:p>
          </table:table-cell>
          <table:table-cell office:value-type="float" office:value="2074" calcext:value-type="float">
            <text:p>2074</text:p>
          </table:table-cell>
          <table:table-cell office:value-type="float" office:value="3100" calcext:value-type="float">
            <text:p>3100</text:p>
          </table:table-cell>
          <table:table-cell office:value-type="float" office:value="2106" calcext:value-type="float">
            <text:p>21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ressFixture/compress_opt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2" table:number-rows-spanned="1">
            <text:p>-O2</text:p>
          </table:table-cell>
          <table:covered-table-cell table:style-name="ce47"/>
          <table:table-cell table:style-name="ce55" office:value-type="string" calcext:value-type="string" table:number-columns-spanned="2" table:number-rows-spanned="1">
            <text:p>-O3</text:p>
          </table:table-cell>
          <table:covered-table-cell table:style-name="ce62"/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style-name="ce35" office:value-type="string" calcext:value-type="string">
            <text:p>GCC 15.2.0</text:p>
          </table:table-cell>
          <table:table-cell table:style-name="ce48" office:value-type="string" calcext:value-type="string">
            <text:p>Clang 21.1.3</text:p>
          </table:table-cell>
          <table:table-cell table:style-name="ce35" office:value-type="string" calcext:value-type="string">
            <text:p>GCC 15.2.0</text:p>
          </table:table-cell>
          <table:table-cell table:style-name="ce63" office:value-type="string" calcext:value-type="string">
            <text:p>Clang 21.1.3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1" table:number-rows-spanned="5">
            <text:p>scalar</text:p>
          </table:table-cell>
          <table:table-cell table:style-name="ce27" office:value-type="string" calcext:value-type="string">
            <text:p>matmul</text:p>
          </table:table-cell>
          <table:table-cell table:style-name="ce36" table:formula="of:=[.$D6]/[.D6]" office:value-type="percentage" office:value="1" calcext:value-type="percentage">
            <text:p>100%</text:p>
          </table:table-cell>
          <table:table-cell table:style-name="ce49" table:formula="of:=[.$D6]/[.E6]" office:value-type="percentage" office:value="1.88694267515924" calcext:value-type="percentage">
            <text:p>189%</text:p>
          </table:table-cell>
          <table:table-cell table:style-name="ce36" table:formula="of:=[.$D6]/[.F6]" office:value-type="percentage" office:value="1.74264705882353" calcext:value-type="percentage">
            <text:p>174%</text:p>
          </table:table-cell>
          <table:table-cell table:style-name="ce64" table:formula="of:=[.$D6]/[.G6]" office:value-type="percentage" office:value="1.88394276629571" calcext:value-type="percentage">
            <text:p>188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rgb2gray</text:p>
          </table:table-cell>
          <table:table-cell table:style-name="ce37" table:formula="of:=[.$D7]/[.D7]" office:value-type="percentage" office:value="1" calcext:value-type="percentage">
            <text:p>100%</text:p>
          </table:table-cell>
          <table:table-cell table:style-name="ce50" table:formula="of:=[.$D7]/[.E7]" office:value-type="percentage" office:value="1.00008890469417" calcext:value-type="percentage">
            <text:p>100%</text:p>
          </table:table-cell>
          <table:table-cell table:style-name="ce37" table:formula="of:=[.$D7]/[.F7]" office:value-type="percentage" office:value="0.999822238023287" calcext:value-type="percentage">
            <text:p>100%</text:p>
          </table:table-cell>
          <table:table-cell table:style-name="ce65" table:formula="of:=[.$D7]/[.G7]" office:value-type="percentage" office:value="1.00115699537202" calcext:value-type="percentage">
            <text:p>100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find /5</text:p>
          </table:table-cell>
          <table:table-cell table:style-name="ce37" table:formula="of:=[.$D8]/[.D8]" office:value-type="percentage" office:value="1" calcext:value-type="percentage">
            <text:p>100%</text:p>
          </table:table-cell>
          <table:table-cell table:style-name="ce50" table:formula="of:=[.$D8]/[.E8]" office:value-type="percentage" office:value="1.22506716376994" calcext:value-type="percentage">
            <text:p>123%</text:p>
          </table:table-cell>
          <table:table-cell table:style-name="ce37" table:formula="of:=[.$D8]/[.F8]" office:value-type="percentage" office:value="0.85172996531175" calcext:value-type="percentage">
            <text:p>85%</text:p>
          </table:table-cell>
          <table:table-cell table:style-name="ce65" table:formula="of:=[.$D8]/[.G8]" office:value-type="percentage" office:value="1.35371690530525" calcext:value-type="percentage">
            <text:p>135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find /160</text:p>
          </table:table-cell>
          <table:table-cell table:style-name="ce37" table:formula="of:=[.$D9]/[.D9]" office:value-type="percentage" office:value="1" calcext:value-type="percentage">
            <text:p>100%</text:p>
          </table:table-cell>
          <table:table-cell table:style-name="ce50" table:formula="of:=[.$D9]/[.E9]" office:value-type="percentage" office:value="1.02550627987107" calcext:value-type="percentage">
            <text:p>103%</text:p>
          </table:table-cell>
          <table:table-cell table:style-name="ce37" table:formula="of:=[.$D9]/[.F9]" office:value-type="percentage" office:value="1.00177268130896" calcext:value-type="percentage">
            <text:p>100%</text:p>
          </table:table-cell>
          <table:table-cell table:style-name="ce65" table:formula="of:=[.$D9]/[.G9]" office:value-type="percentage" office:value="1.02919125050754" calcext:value-type="percentage">
            <text:p>103%</text:p>
          </table:table-cell>
          <table:table-cell table:number-columns-repeated="6"/>
        </table:table-row>
        <table:table-row table:style-name="ro2">
          <table:table-cell/>
          <table:covered-table-cell table:style-name="ce11"/>
          <table:table-cell table:style-name="ce28" office:value-type="string" calcext:value-type="string">
            <text:p>compact</text:p>
          </table:table-cell>
          <table:table-cell table:style-name="ce43" table:formula="of:=[.$D10]/[.D10]" office:value-type="percentage" office:value="1" calcext:value-type="percentage">
            <text:p>100%</text:p>
          </table:table-cell>
          <table:table-cell table:style-name="ce51" table:formula="of:=[.$D10]/[.E10]" office:value-type="percentage" office:value="1.42889908256881" calcext:value-type="percentage">
            <text:p>143%</text:p>
          </table:table-cell>
          <table:table-cell table:style-name="ce43" table:formula="of:=[.$D10]/[.F10]" office:value-type="percentage" office:value="0.999358357394931" calcext:value-type="percentage">
            <text:p>100%</text:p>
          </table:table-cell>
          <table:table-cell table:style-name="ce66" table:formula="of:=[.$D10]/[.G10]" office:value-type="percentage" office:value="1.40441839495041" calcext:value-type="percentage">
            <text:p>140%</text:p>
          </table:table-cell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matmul</text:p>
          </table:table-cell>
          <table:table-cell table:style-name="ce27" office:value-type="string" calcext:value-type="string">
            <text:p>auto-vec</text:p>
          </table:table-cell>
          <table:table-cell table:style-name="ce36" table:formula="of:=[.$D11]/[.D11]" office:value-type="percentage" office:value="1" calcext:value-type="percentage">
            <text:p>100%</text:p>
          </table:table-cell>
          <table:table-cell table:style-name="ce49" table:formula="of:=[.$D11]/[.E11]" office:value-type="percentage" office:value="1.77177177177177" calcext:value-type="percentage">
            <text:p>177%</text:p>
          </table:table-cell>
          <table:table-cell table:style-name="ce36" table:formula="of:=[.$D11]/[.F11]" office:value-type="percentage" office:value="1.07272727272727" calcext:value-type="percentage">
            <text:p>107%</text:p>
          </table:table-cell>
          <table:table-cell table:style-name="ce64" table:formula="of:=[.$D11]/[.G11]" office:value-type="percentage" office:value="1.77177177177177" calcext:value-type="percentage">
            <text:p>177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auto-vec static</text:p>
          </table:table-cell>
          <table:table-cell table:style-name="ce37" table:formula="of:=[.$D12]/[.D12]" office:value-type="percentage" office:value="1" calcext:value-type="percentage">
            <text:p>100%</text:p>
          </table:table-cell>
          <table:table-cell table:style-name="ce50" table:formula="of:=[.$D12]/[.E12]" office:value-type="percentage" office:value="1.75675675675676" calcext:value-type="percentage">
            <text:p>176%</text:p>
          </table:table-cell>
          <table:table-cell table:style-name="ce37" table:formula="of:=[.$D12]/[.F12]" office:value-type="percentage" office:value="1.74107142857143" calcext:value-type="percentage">
            <text:p>174%</text:p>
          </table:table-cell>
          <table:table-cell table:style-name="ce65" table:formula="of:=[.$D12]/[.G12]" office:value-type="percentage" office:value="1.75675675675676" calcext:value-type="percentage">
            <text:p>176%</text:p>
          </table:table-cell>
          <table:table-cell table:number-columns-repeated="6"/>
        </table:table-row>
        <table:table-row table:style-name="ro2">
          <table:table-cell/>
          <table:covered-table-cell table:style-name="ce20"/>
          <table:table-cell table:style-name="ce29" office:value-type="string" calcext:value-type="string">
            <text:p>hand-vec</text:p>
          </table:table-cell>
          <table:table-cell table:style-name="ce44" table:formula="of:=[.$D13]/[.D13]" office:value-type="percentage" office:value="1" calcext:value-type="percentage">
            <text:p>100%</text:p>
          </table:table-cell>
          <table:table-cell table:style-name="ce52" table:formula="of:=[.$D13]/[.E13]" office:value-type="percentage" office:value="1" calcext:value-type="percentage">
            <text:p>100%</text:p>
          </table:table-cell>
          <table:table-cell table:style-name="ce44" table:formula="of:=[.$D13]/[.F13]" office:value-type="percentage" office:value="1" calcext:value-type="percentage">
            <text:p>100%</text:p>
          </table:table-cell>
          <table:table-cell table:style-name="ce67" table:formula="of:=[.$D13]/[.G13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rgb2gray</text:p>
          </table:table-cell>
          <table:table-cell table:style-name="ce27" office:value-type="string" calcext:value-type="string">
            <text:p>auto-vec</text:p>
          </table:table-cell>
          <table:table-cell table:style-name="ce45" table:formula="of:=[.$D14]/[.D14]" office:value-type="percentage" office:value="1" calcext:value-type="percentage">
            <text:p>100%</text:p>
          </table:table-cell>
          <table:table-cell table:style-name="ce53" table:formula="of:=[.$D14]/[.E14]" office:value-type="percentage" office:value="0.95933147632312" calcext:value-type="percentage">
            <text:p>96%</text:p>
          </table:table-cell>
          <table:table-cell table:style-name="ce45" table:formula="of:=[.$D14]/[.F14]" office:value-type="percentage" office:value="0.990794016110472" calcext:value-type="percentage">
            <text:p>99%</text:p>
          </table:table-cell>
          <table:table-cell table:style-name="ce68" table:formula="of:=[.$D14]/[.G14]" office:value-type="percentage" office:value="0.958797327394209" calcext:value-type="percentage">
            <text:p>96%</text:p>
          </table:table-cell>
          <table:table-cell table:number-columns-repeated="6"/>
        </table:table-row>
        <table:table-row table:style-name="ro2">
          <table:table-cell/>
          <table:covered-table-cell table:style-name="ce11"/>
          <table:table-cell table:style-name="ce32" office:value-type="string" calcext:value-type="string">
            <text:p>hand-vec</text:p>
          </table:table-cell>
          <table:table-cell table:style-name="ce43" table:formula="of:=[.$D16]/[.D16]" office:value-type="percentage" office:value="1" calcext:value-type="percentage">
            <text:p>100%</text:p>
          </table:table-cell>
          <table:table-cell table:style-name="ce51" table:formula="of:=[.$D16]/[.E16]" office:value-type="percentage" office:value="0.958720330237358" calcext:value-type="percentage">
            <text:p>96%</text:p>
          </table:table-cell>
          <table:table-cell table:style-name="ce43" table:formula="of:=[.$D16]/[.F16]" office:value-type="percentage" office:value="0.990405117270789" calcext:value-type="percentage">
            <text:p>99%</text:p>
          </table:table-cell>
          <table:table-cell table:style-name="ce66" table:formula="of:=[.$D16]/[.G16]" office:value-type="percentage" office:value="0.958720330237358" calcext:value-type="percentage">
            <text:p>96%</text:p>
          </table:table-cell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" table:number-rows-spanned="7">
            <text:p>find</text:p>
          </table:table-cell>
          <table:table-cell table:style-name="ce27" office:value-type="string" calcext:value-type="string">
            <text:p>auto-vec /5</text:p>
          </table:table-cell>
          <table:table-cell table:style-name="ce36" table:formula="of:=[.$D17]/[.D17]" office:value-type="percentage" office:value="1" calcext:value-type="percentage">
            <text:p>100%</text:p>
          </table:table-cell>
          <table:table-cell table:style-name="ce49" table:formula="of:=[.$D17]/[.E17]" office:value-type="percentage" office:value="1.31668907593981" calcext:value-type="percentage">
            <text:p>132%</text:p>
          </table:table-cell>
          <table:table-cell table:style-name="ce36" table:formula="of:=[.$D17]/[.F17]" office:value-type="percentage" office:value="0.822020353015581" calcext:value-type="percentage">
            <text:p>82%</text:p>
          </table:table-cell>
          <table:table-cell table:style-name="ce64" table:formula="of:=[.$D17]/[.G17]" office:value-type="percentage" office:value="1.46462742526993" calcext:value-type="percentage">
            <text:p>146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9" office:value-type="string" calcext:value-type="string">
            <text:p>auto-vec /160</text:p>
          </table:table-cell>
          <table:table-cell table:style-name="ce37" table:formula="of:=[.$D18]/[.D18]" office:value-type="percentage" office:value="1" calcext:value-type="percentage">
            <text:p>100%</text:p>
          </table:table-cell>
          <table:table-cell table:style-name="ce50" table:formula="of:=[.$D18]/[.E18]" office:value-type="percentage" office:value="1.02955786937646" calcext:value-type="percentage">
            <text:p>103%</text:p>
          </table:table-cell>
          <table:table-cell table:style-name="ce37" table:formula="of:=[.$D18]/[.F18]" office:value-type="percentage" office:value="3.82198903619826" calcext:value-type="percentage">
            <text:p>382%</text:p>
          </table:table-cell>
          <table:table-cell table:style-name="ce65" table:formula="of:=[.$D18]/[.G18]" office:value-type="percentage" office:value="1.0313168301454" calcext:value-type="percentage">
            <text:p>103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hand-vec inner /5</text:p>
          </table:table-cell>
          <table:table-cell table:style-name="ce37" table:formula="of:=[.$D19]/[.D19]" office:value-type="percentage" office:value="1" calcext:value-type="percentage">
            <text:p>100%</text:p>
          </table:table-cell>
          <table:table-cell table:style-name="ce50" table:formula="of:=[.$D19]/[.E19]" office:value-type="percentage" office:value="1.0420714449629" calcext:value-type="percentage">
            <text:p>104%</text:p>
          </table:table-cell>
          <table:table-cell table:style-name="ce37" table:formula="of:=[.$D19]/[.F19]" office:value-type="percentage" office:value="0.999779832672831" calcext:value-type="percentage">
            <text:p>100%</text:p>
          </table:table-cell>
          <table:table-cell table:style-name="ce65" table:formula="of:=[.$D19]/[.G19]" office:value-type="percentage" office:value="1.04167303869093" calcext:value-type="percentage">
            <text:p>104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hand-vec inner /160</text:p>
          </table:table-cell>
          <table:table-cell table:style-name="ce37" table:formula="of:=[.$D20]/[.D20]" office:value-type="percentage" office:value="1" calcext:value-type="percentage">
            <text:p>100%</text:p>
          </table:table-cell>
          <table:table-cell table:style-name="ce50" table:formula="of:=[.$D20]/[.E20]" office:value-type="percentage" office:value="0.906411545089029" calcext:value-type="percentage">
            <text:p>91%</text:p>
          </table:table-cell>
          <table:table-cell table:style-name="ce37" table:formula="of:=[.$D20]/[.F20]" office:value-type="percentage" office:value="0.878531663187196" calcext:value-type="percentage">
            <text:p>88%</text:p>
          </table:table-cell>
          <table:table-cell table:style-name="ce65" table:formula="of:=[.$D20]/[.G20]" office:value-type="percentage" office:value="0.906802183594311" calcext:value-type="percentage">
            <text:p>91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hand-vec outer /5</text:p>
          </table:table-cell>
          <table:table-cell table:style-name="ce37" table:formula="of:=[.$D21]/[.D21]" office:value-type="percentage" office:value="1" calcext:value-type="percentage">
            <text:p>100%</text:p>
          </table:table-cell>
          <table:table-cell table:style-name="ce50" table:formula="of:=[.$D21]/[.E21]" office:value-type="percentage" office:value="0.928406466512702" calcext:value-type="percentage">
            <text:p>93%</text:p>
          </table:table-cell>
          <table:table-cell table:style-name="ce37" table:formula="of:=[.$D21]/[.F21]" office:value-type="percentage" office:value="1.00082987551867" calcext:value-type="percentage">
            <text:p>100%</text:p>
          </table:table-cell>
          <table:table-cell table:style-name="ce65" table:formula="of:=[.$D21]/[.G21]" office:value-type="percentage" office:value="0.929121725731895" calcext:value-type="percentage">
            <text:p>93%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hand-vec outer /160</text:p>
          </table:table-cell>
          <table:table-cell table:style-name="ce37" table:formula="of:=[.$D22]/[.D22]" office:value-type="percentage" office:value="1" calcext:value-type="percentage">
            <text:p>100%</text:p>
          </table:table-cell>
          <table:table-cell table:style-name="ce50" table:formula="of:=[.$D22]/[.E22]" office:value-type="percentage" office:value="0.660465683286603" calcext:value-type="percentage">
            <text:p>66%</text:p>
          </table:table-cell>
          <table:table-cell table:style-name="ce37" table:formula="of:=[.$D22]/[.F22]" office:value-type="percentage" office:value="1.0002215411882" calcext:value-type="percentage">
            <text:p>100%</text:p>
          </table:table-cell>
          <table:table-cell table:style-name="ce65" table:formula="of:=[.$D22]/[.G22]" office:value-type="percentage" office:value="0.660675089020048" calcext:value-type="percentage">
            <text:p>66%</text:p>
          </table:table-cell>
          <table:table-cell table:number-columns-repeated="6"/>
        </table:table-row>
        <table:table-row table:style-name="ro2">
          <table:table-cell/>
          <table:covered-table-cell table:style-name="ce20"/>
          <table:table-cell table:style-name="ce29" office:value-type="string" calcext:value-type="string">
            <text:p>LibC-style /5</text:p>
          </table:table-cell>
          <table:table-cell table:style-name="ce46" table:formula="of:=[.$D23]/[.D23]" office:value-type="percentage" office:value="1" calcext:value-type="percentage">
            <text:p>100%</text:p>
          </table:table-cell>
          <table:table-cell table:style-name="ce54" table:formula="of:=[.$D23]/[.E23]" office:value-type="percentage" office:value="1.01198630136986" calcext:value-type="percentage">
            <text:p>101%</text:p>
          </table:table-cell>
          <table:table-cell table:style-name="ce46" table:formula="of:=[.$D23]/[.F23]" office:value-type="percentage" office:value="1.00169491525424" calcext:value-type="percentage">
            <text:p>100%</text:p>
          </table:table-cell>
          <table:table-cell table:style-name="ce69" table:formula="of:=[.$D23]/[.G23]" office:value-type="percentage" office:value="1.01721170395869" calcext:value-type="percentage">
            <text:p>102%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compact</text:p>
          </table:table-cell>
          <table:table-cell table:style-name="ce27" office:value-type="string" calcext:value-type="string">
            <text:p>auto-vec</text:p>
          </table:table-cell>
          <table:table-cell table:style-name="ce45" table:formula="of:=[.$D24]/[.D24]" office:value-type="percentage" office:value="1" calcext:value-type="percentage">
            <text:p>100%</text:p>
          </table:table-cell>
          <table:table-cell table:style-name="ce53" table:formula="of:=[.$D24]/[.E24]" office:value-type="percentage" office:value="1.49566055930569" calcext:value-type="percentage">
            <text:p>150%</text:p>
          </table:table-cell>
          <table:table-cell table:style-name="ce45" table:formula="of:=[.$D24]/[.F24]" office:value-type="percentage" office:value="1.00064516129032" calcext:value-type="percentage">
            <text:p>100%</text:p>
          </table:table-cell>
          <table:table-cell table:style-name="ce68" table:formula="of:=[.$D24]/[.G24]" office:value-type="percentage" office:value="1.47293447293447" calcext:value-type="percentage">
            <text:p>147%</text:p>
          </table:table-cell>
          <table:table-cell table:number-columns-repeated="6"/>
        </table:table-row>
        <table:table-row table:style-name="ro2">
          <table:table-cell/>
          <table:covered-table-cell table:style-name="ce20"/>
          <table:table-cell table:style-name="ce29" office:value-type="string" calcext:value-type="string">
            <text:p>hand-vec</text:p>
          </table:table-cell>
          <table:table-cell table:style-name="ce44" table:formula="of:=[.$D25]/[.D25]" office:value-type="percentage" office:value="1" calcext:value-type="percentage">
            <text:p>100%</text:p>
          </table:table-cell>
          <table:table-cell table:style-name="ce52" table:formula="of:=[.$D25]/[.E25]" office:value-type="percentage" office:value="1.02380952380952" calcext:value-type="percentage">
            <text:p>102%</text:p>
          </table:table-cell>
          <table:table-cell table:style-name="ce44" table:formula="of:=[.$D25]/[.F25]" office:value-type="percentage" office:value="1.0969387755102" calcext:value-type="percentage">
            <text:p>110%</text:p>
          </table:table-cell>
          <table:table-cell table:style-name="ce67" table:formula="of:=[.$D25]/[.G25]" office:value-type="percentage" office:value="1.02380952380952" calcext:value-type="percentage">
            <text:p>102%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float" office:value="1185" calcext:value-type="float">
            <text:p>1185</text:p>
          </table:table-cell>
          <table:table-cell office:value-type="float" office:value="628" calcext:value-type="float">
            <text:p>628</text:p>
          </table:table-cell>
          <table:table-cell office:value-type="float" office:value="680" calcext:value-type="float">
            <text:p>680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249" calcext:value-type="float">
            <text:p>11249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1" calcext:value-type="float">
            <text:p>11251</text:p>
          </table:table-cell>
          <table:table-cell office:value-type="float" office:value="11236" calcext:value-type="float">
            <text:p>112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7032" calcext:value-type="float">
            <text:p>67032</text:p>
          </table:table-cell>
          <table:table-cell office:value-type="float" office:value="54717" calcext:value-type="float">
            <text:p>54717</text:p>
          </table:table-cell>
          <table:table-cell office:value-type="float" office:value="78701" calcext:value-type="float">
            <text:p>78701</text:p>
          </table:table-cell>
          <table:table-cell office:value-type="float" office:value="49517" calcext:value-type="float">
            <text:p>495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83972" calcext:value-type="float">
            <text:p>1383972</text:p>
          </table:table-cell>
          <table:table-cell office:value-type="float" office:value="1349550" calcext:value-type="float">
            <text:p>1349550</text:p>
          </table:table-cell>
          <table:table-cell office:value-type="float" office:value="1446349" calcext:value-type="float">
            <text:p>1446349</text:p>
          </table:table-cell>
          <table:table-cell office:value-type="float" office:value="1344718" calcext:value-type="float">
            <text:p>1344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15" calcext:value-type="float">
            <text:p>3115</text:p>
          </table:table-cell>
          <table:table-cell office:value-type="float" office:value="2180" calcext:value-type="float">
            <text:p>2180</text:p>
          </table:table-cell>
          <table:table-cell office:value-type="float" office:value="3117" calcext:value-type="float">
            <text:p>3117</text:p>
          </table:table-cell>
          <table:table-cell office:value-type="float" office:value="2218" calcext:value-type="float">
            <text:p>22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66.6" calcext:value-type="float">
            <text:p>66.6</text:p>
          </table:table-cell>
          <table:table-cell office:value-type="float" office:value="110" calcext:value-type="float">
            <text:p>110</text:p>
          </table:table-cell>
          <table:table-cell office:value-type="float" office:value="66.6" calcext:value-type="float">
            <text:p>66.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4" office:value-type="float" office:value="67.2" calcext:value-type="float">
            <text:p>67.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722" calcext:value-type="float">
            <text:p>1722</text:p>
          </table:table-cell>
          <table:table-cell office:value-type="float" office:value="1795" calcext:value-type="float">
            <text:p>1795</text:p>
          </table:table-cell>
          <table:table-cell office:value-type="float" office:value="1738" calcext:value-type="float">
            <text:p>1738</text:p>
          </table:table-cell>
          <table:table-cell office:value-type="float" office:value="1796" calcext:value-type="float">
            <text:p>17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9" calcext:value-type="float">
            <text:p>9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487" calcext:value-type="float">
            <text:p>71487</text:p>
          </table:table-cell>
          <table:table-cell office:value-type="float" office:value="54293" calcext:value-type="float">
            <text:p>54293</text:p>
          </table:table-cell>
          <table:table-cell office:value-type="float" office:value="86965" calcext:value-type="float">
            <text:p>86965</text:p>
          </table:table-cell>
          <table:table-cell office:value-type="float" office:value="48809" calcext:value-type="float">
            <text:p>488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623" calcext:value-type="float">
            <text:p>13623</text:p>
          </table:table-cell>
          <table:table-cell office:value-type="float" office:value="13073" calcext:value-type="float">
            <text:p>13073</text:p>
          </table:table-cell>
          <table:table-cell office:value-type="float" office:value="13626" calcext:value-type="float">
            <text:p>13626</text:p>
          </table:table-cell>
          <table:table-cell office:value-type="float" office:value="13078" calcext:value-type="float">
            <text:p>130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81156" calcext:value-type="float">
            <text:p>1381156</text:p>
          </table:table-cell>
          <table:table-cell office:value-type="float" office:value="1341504" calcext:value-type="float">
            <text:p>1341504</text:p>
          </table:table-cell>
          <table:table-cell office:value-type="float" office:value="913556" calcext:value-type="float">
            <text:p>913556</text:p>
          </table:table-cell>
          <table:table-cell office:value-type="float" office:value="1339216" calcext:value-type="float">
            <text:p>13392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498" calcext:value-type="float">
            <text:p>50498</text:p>
          </table:table-cell>
          <table:table-cell office:value-type="float" office:value="55712" calcext:value-type="float">
            <text:p>55712</text:p>
          </table:table-cell>
          <table:table-cell office:value-type="float" office:value="57480" calcext:value-type="float">
            <text:p>57480</text:p>
          </table:table-cell>
          <table:table-cell office:value-type="float" office:value="55688" calcext:value-type="float">
            <text:p>556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089" calcext:value-type="float">
            <text:p>27089</text:p>
          </table:table-cell>
          <table:table-cell office:value-type="float" office:value="41015" calcext:value-type="float">
            <text:p>41015</text:p>
          </table:table-cell>
          <table:table-cell office:value-type="float" office:value="27083" calcext:value-type="float">
            <text:p>27083</text:p>
          </table:table-cell>
          <table:table-cell office:value-type="float" office:value="41002" calcext:value-type="float">
            <text:p>410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350" calcext:value-type="float">
            <text:p>350</text:p>
          </table:table-cell>
          <table:table-cell office:value-type="float" office:value="304" calcext:value-type="float">
            <text:p>304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02" calcext:value-type="float">
            <text:p>3102</text:p>
          </table:table-cell>
          <table:table-cell office:value-type="float" office:value="2074" calcext:value-type="float">
            <text:p>2074</text:p>
          </table:table-cell>
          <table:table-cell office:value-type="float" office:value="3100" calcext:value-type="float">
            <text:p>3100</text:p>
          </table:table-cell>
          <table:table-cell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calcext:conditional-formats>
          <calcext:conditional-format calcext:target-range-address="Sheet2.D46:Sheet2.F47 Sheet2.D29:Sheet2.F44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D45:Sheet2.F45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G46:Sheet2.G47 Sheet2.G29:Sheet2.G44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  <calcext:conditional-format calcext:target-range-address="Sheet2.G45:Sheet2.G45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adornments="Regular" style:font-family-generic="swiss" style:font-pitch="fixed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06:45.240524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6:11:15.050928833</meta:creation-date>
    <meta:generator>LibreOffice/24.2.7.2$Linux_X86_64 LibreOffice_project/420$Build-2</meta:generator>
    <dc:date>2025-10-31T10:59:26.870114814</dc:date>
    <meta:editing-duration>PT7H1M49S</meta:editing-duration>
    <meta:editing-cycles>7</meta:editing-cycles>
    <meta:document-statistic meta:table-count="2" meta:cell-count="37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1:Sheet1.G12" chart:data-source-has-labels="both" svg:x="0.271cm" svg:y="1.213cm" svg:width="13.036cm" svg:height="5.5cm">
          <chart:coordinate-region svg:x="4.015cm" svg:y="1.213cm" svg:width="8.96cm" svg:height="4.827cm"/>
          <chart:axis chart:dimension="x" chart:name="primary-x" chart:style-name="ch4" chartooo:axis-type="auto">
            <chartooo:date-scale/>
            <chart:categories table:cell-range-address="Sheet1.B11:Sheet1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G1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  <draw:g>
                  <svg:desc>Sheet1.B11:Sheet1.G11</svg:desc>
                </draw:g>
              </table:table-cell>
              <table:table-cell office:value-type="float" office:value="10.1954887218045">
                <text:p>10.1954887218045</text:p>
                <draw:g>
                  <svg:desc>Sheet1.B12:Sheet1.G12</svg:desc>
                </draw:g>
              </table:table-cell>
            </table:table-row>
            <table:table-row>
              <table:table-cell office:value-type="string">
                <text:p>auto-vec (static)</text:p>
              </table:table-cell>
              <table:table-cell office:value-type="float" office:value="10.1954887218045">
                <text:p>10.1954887218045</text:p>
              </table:table-cell>
            </table:table-row>
            <table:table-row>
              <table:table-cell office:value-type="string">
                <text:p>auto-vec (Clang -O2)</text:p>
              </table:table-cell>
              <table:table-cell office:value-type="float" office:value="10.1954887218045">
                <text:p>10.1954887218045</text:p>
              </table:table-cell>
            </table:table-row>
            <table:table-row>
              <table:table-cell office:value-type="string">
                <text:p>auto-vec (GCC -O2)</text:p>
              </table:table-cell>
              <table:table-cell office:value-type="float" office:value="5.87012987012987">
                <text:p>5.87012987012987</text:p>
              </table:table-cell>
            </table:table-row>
            <table:table-row>
              <table:table-cell office:value-type="string">
                <text:p>scalar (GCC 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GCC -O2)</text:p>
              </table:table-cell>
              <table:table-cell office:value-type="float" office:value="0.572151898734177">
                <text:p>0.572151898734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41:Sheet1.G42" chart:data-source-has-labels="both" svg:x="0.271cm" svg:y="1.213cm" svg:width="13.036cm" svg:height="5.5cm">
          <chart:coordinate-region svg:x="3.3cm" svg:y="1.213cm" svg:width="9.675cm" svg:height="4.827cm"/>
          <chart:axis chart:dimension="x" chart:name="primary-x" chart:style-name="ch4" chartooo:axis-type="auto">
            <chartooo:date-scale/>
            <chart:categories table:cell-range-address="Sheet1.B41:Sheet1.G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G4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41:Sheet1.G41</svg:desc>
                </draw:g>
              </table:table-cell>
              <table:table-cell office:value-type="float" office:value="14.65">
                <text:p>14.65</text:p>
                <draw:g>
                  <svg:desc>Sheet1.B42:Sheet1.G42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2.041095890411">
                <text:p>12.041095890411</text:p>
              </table:table-cell>
            </table:table-row>
            <table:table-row>
              <table:table-cell office:value-type="string">
                <text:p>auto-vec (GCC)</text:p>
              </table:table-cell>
              <table:table-cell office:value-type="float" office:value="6.46323529411765">
                <text:p>6.46323529411765</text:p>
              </table:table-cell>
            </table:table-row>
            <table:table-row>
              <table:table-cell office:value-type="string">
                <text:p>auto-vec (Clang)</text:p>
              </table:table-cell>
              <table:table-cell office:value-type="float" office:value="6.27857142857143">
                <text:p>6.27857142857143</text:p>
              </table:table-cell>
            </table:table-row>
            <table:table-row>
              <table:table-cell office:value-type="string">
                <text:p>scalar (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0.974971558589306">
                <text:p>0.974971558589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2.975cm" svg:y="0.272cm" chart:style-name="ch2">
          <text:p>Speedup vs. scalar (to_find.len=5)</text:p>
        </chart:title>
        <chart:plot-area chart:style-name="ch3" table:cell-range-address="Sheet1.B66:Sheet1.G67" chart:data-source-has-labels="both" svg:x="0.271cm" svg:y="1.213cm" svg:width="13.036cm" svg:height="5.5cm">
          <chart:coordinate-region svg:x="4.12cm" svg:y="1.213cm" svg:width="8.894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G67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123">
                <text:p>123</text:p>
                <draw:g>
                  <svg:desc>Sheet1.B67:Sheet1.G67</svg:desc>
                </draw:g>
              </table:table-cell>
            </table:table-row>
            <table:table-row>
              <table:table-cell office:value-type="string">
                <text:p>vectorize outer (GCC)</text:p>
              </table:table-cell>
              <table:table-cell office:value-type="float" office:value="65.4255319148936">
                <text:p>65.4255319148936</text:p>
              </table:table-cell>
            </table:table-row>
            <table:table-row>
              <table:table-cell office:value-type="string">
                <text:p>vectorize inner (GCC)</text:p>
              </table:table-cell>
              <table:table-cell office:value-type="float" office:value="5.80188679245283">
                <text:p>5.80188679245283</text:p>
              </table:table-cell>
            </table:table-row>
            <table:table-row>
              <table:table-cell office:value-type="string">
                <text:p>auto-vec (GGC)</text:p>
              </table:table-cell>
              <table:table-cell office:value-type="float" office:value="0.929003021148036">
                <text:p>0.929003021148036</text:p>
              </table:table-cell>
            </table:table-row>
            <table:table-row>
              <table:table-cell office:value-type="string">
                <text:p>scalar (Clang)</text:p>
              </table:table-cell>
              <table:table-cell office:value-type="float" office:value="1.58914728682171">
                <text:p>1.58914728682171</text:p>
              </table:table-cell>
            </table:table-row>
            <table:table-row>
              <table:table-cell office:value-type="string">
                <text:p>scalar (GCC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2.724cm" svg:y="0.272cm" chart:style-name="ch2">
          <text:p>Speedup vs. scalar (to_find.len=160)</text:p>
        </chart:title>
        <chart:plot-area chart:style-name="ch3" table:cell-range-address="Sheet1.B66:Sheet1.G66 Sheet1.B68:Sheet1.G68" chart:data-source-has-labels="both" svg:x="0.271cm" svg:y="1.213cm" svg:width="13.036cm" svg:height="5.5cm">
          <chart:coordinate-region svg:x="4.12cm" svg:y="1.213cm" svg:width="8.974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8:Sheet1.G68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67.45625">
                <text:p>67.45625</text:p>
                <draw:g>
                  <svg:desc>Sheet1.B68:Sheet1.G68</svg:desc>
                </draw:g>
              </table:table-cell>
            </table:table-row>
            <table:table-row>
              <table:table-cell office:value-type="string">
                <text:p>vectorize outer (GCC)</text:p>
              </table:table-cell>
              <table:table-cell office:value-type="float" office:value="51.1516587677725">
                <text:p>51.1516587677725</text:p>
              </table:table-cell>
            </table:table-row>
            <table:table-row>
              <table:table-cell office:value-type="string">
                <text:p>vectorize inner (GCC)</text:p>
              </table:table-cell>
              <table:table-cell office:value-type="float" office:value="24.0378619153675">
                <text:p>24.0378619153675</text:p>
              </table:table-cell>
            </table:table-row>
            <table:table-row>
              <table:table-cell office:value-type="string">
                <text:p>auto-vec (GGC)</text:p>
              </table:table-cell>
              <table:table-cell office:value-type="float" office:value="3.82323769040028">
                <text:p>3.82323769040028</text:p>
              </table:table-cell>
            </table:table-row>
            <table:table-row>
              <table:table-cell office:value-type="string">
                <text:p>scalar (Clang)</text:p>
              </table:table-cell>
              <table:table-cell office:value-type="float" office:value="1.02741551642075">
                <text:p>1.02741551642075</text:p>
              </table:table-cell>
            </table:table-row>
            <table:table-row>
              <table:table-cell office:value-type="string">
                <text:p>scalar (GCC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09:Sheet1.G110" chart:data-source-has-labels="both" svg:x="0.271cm" svg:y="1.213cm" svg:width="13.036cm" svg:height="5.5cm">
          <chart:coordinate-region svg:x="4.015cm" svg:y="1.213cm" svg:width="9.118cm" svg:height="4.827cm"/>
          <chart:axis chart:dimension="x" chart:name="primary-x" chart:style-name="ch4" chartooo:axis-type="auto">
            <chartooo:date-scale/>
            <chart:categories table:cell-range-address="Sheet1.B109:Sheet1.G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0:Sheet1.G110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109:Sheet1.G109</svg:desc>
                </draw:g>
              </table:table-cell>
              <table:table-cell office:value-type="float" office:value="16.1333333333333">
                <text:p>16.1333333333333</text:p>
                <draw:g>
                  <svg:desc>Sheet1.B110:Sheet1.G110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auto-vec (Clang -O3)</text:p>
              </table:table-cell>
              <table:table-cell office:value-type="float" office:value="1.47112462006079">
                <text:p>1.47112462006079</text:p>
              </table:table-cell>
            </table:table-row>
            <table:table-row>
              <table:table-cell office:value-type="string">
                <text:p>scalar (Clang -O2)</text:p>
              </table:table-cell>
              <table:table-cell office:value-type="float" office:value="1.42352941176471">
                <text:p>1.42352941176471</text:p>
              </table:table-cell>
            </table:table-row>
            <table:table-row>
              <table:table-cell office:value-type="string">
                <text:p>scalar (GCC -O3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GCC -O2)</text:p>
              </table:table-cell>
              <table:table-cell office:value-type="float" office:value="0.993839835728953">
                <text:p>0.9938398357289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